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23b8dc" draw:textarea-horizontal-align="justify" draw:textarea-vertical-align="middle" draw:auto-grow-height="false" fo:min-height="0.10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gr4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cm" fo:min-width="1.522cm"/>
    </style:style>
    <style:style style:name="gr5" style:family="graphic" style:parent-style-name="standard">
      <style:graphic-properties draw:stroke="dash" draw:stroke-dash="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6.45cm" fo:padding-top="0.15cm" fo:padding-bottom="0.15cm" fo:padding-left="0.275cm" fo:padding-right="0.275cm"/>
    </style:style>
    <style:style style:name="gr6" style:family="graphic" style:parent-style-name="standard">
      <style:graphic-properties draw:textarea-vertical-align="middle" draw:auto-grow-height="false" fo:min-height="0cm" fo:min-width="0.031cm"/>
    </style:style>
    <style:style style:name="gr7" style:family="graphic" style:parent-style-name="standard">
      <style:graphic-properties svg:stroke-color="#000000" draw:fill="solid" draw:fill-color="#198a8a" draw:textarea-horizontal-align="justify" draw:textarea-vertical-align="middle" draw:auto-grow-height="false" fo:min-height="0.103cm" fo:min-width="0cm"/>
    </style:style>
    <style:style style:name="gr8" style:family="graphic" style:parent-style-name="objectwithoutfill">
      <style:graphic-properties svg:stroke-width="0.02cm" svg:stroke-color="#000000" draw:marker-start-width="0.26cm" draw:marker-end="Arrow" draw:marker-end-width="0.36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0000" draw:marker-start-width="0.275cm" draw:marker-end="Arrow" draw:marker-end-width="0.375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198a8a" draw:textarea-vertical-align="middle" draw:auto-grow-height="false" fo:min-height="0.03cm" fo:min-width="0cm" fo:wrap-option="wrap"/>
    </style:style>
    <style:style style:name="gr12" style:family="graphic" style:parent-style-name="standard">
      <style:graphic-properties svg:stroke-color="#000000" draw:fill="solid" draw:fill-color="#198a8a" draw:textarea-horizontal-align="justify" draw:textarea-vertical-align="middle" draw:auto-grow-height="false" fo:min-height="0.103cm" fo:min-width="0cm"/>
    </style:style>
    <style:style style:name="gr13" style:family="graphic" style:parent-style-name="standard">
      <style:graphic-properties svg:stroke-color="#000000" draw:fill="solid" draw:fill-color="#23b8dc" draw:textarea-horizontal-align="justify" draw:textarea-vertical-align="middle" draw:auto-grow-height="false" fo:min-height="0.103cm" fo:min-width="0cm"/>
    </style:style>
    <style:style style:name="gr14" style:family="graphic" style:parent-style-name="standard">
      <style:graphic-properties draw:fill="solid" draw:fill-color="#23b8dc" draw:textarea-horizontal-align="justify" draw:textarea-vertical-align="middle" draw:auto-grow-height="false" fo:min-height="0.796cm" fo:min-width="0.612cm"/>
    </style:style>
    <style:style style:name="gr15" style:family="graphic" style:parent-style-name="standard">
      <style:graphic-properties draw:textarea-horizontal-align="justify" draw:textarea-vertical-align="middle" draw:auto-grow-height="false" fo:min-height="0.33cm" fo:min-width="0.1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cm"/>
    </style:style>
    <style:style style:name="gr17" style:family="graphic" style:parent-style-name="standard">
      <style:graphic-properties svg:stroke-color="#000000" draw:fill="solid" draw:fill-color="#a5e5cb" draw:textarea-horizontal-align="justify" draw:textarea-vertical-align="middle" draw:auto-grow-height="false" fo:min-height="0.103cm" fo:min-width="0cm"/>
    </style:style>
    <style:style style:name="gr18" style:family="graphic" style:parent-style-name="standard">
      <style:graphic-properties svg:stroke-color="#000000" draw:fill="solid" draw:fill-color="#c7d9e2" draw:textarea-horizontal-align="justify" draw:textarea-vertical-align="middle" draw:auto-grow-height="false" fo:min-height="0.103cm" fo:min-width="0cm"/>
    </style:style>
    <style:style style:name="gr19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.103cm" fo:min-width="0cm"/>
    </style:style>
    <style:style style:name="gr20" style:family="graphic" style:parent-style-name="standard">
      <style:graphic-properties draw:fill="solid" draw:fill-color="#ffcc99" draw:textarea-horizontal-align="justify" draw:textarea-vertical-align="middle" draw:auto-grow-height="false" fo:min-height="0.284cm" fo:min-width="0.034cm"/>
    </style:style>
    <style:style style:name="gr21" style:family="graphic" style:parent-style-name="standard">
      <style:graphic-properties draw:fill="solid" draw:fill-color="#ffcc99" draw:textarea-horizontal-align="justify" draw:textarea-vertical-align="middle" draw:auto-grow-height="false" fo:min-height="0.284cm" fo:min-width="0.034cm"/>
    </style:style>
    <style:style style:name="gr22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.05cm" fo:min-width="0.063cm"/>
    </style:style>
    <style:style style:name="gr23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1.294cm" fo:padding-top="0.15cm" fo:padding-bottom="0.15cm" fo:padding-left="0.275cm" fo:padding-right="0.275cm"/>
    </style:style>
    <style:style style:name="gr24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3.792cm" fo:padding-top="0.15cm" fo:padding-bottom="0.15cm" fo:padding-left="0.275cm" fo:padding-right="0.275cm"/>
    </style:style>
    <style:style style:name="gr25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6.317cm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Ultrafine_20_Dashed" svg:stroke-width="0.05cm" svg:stroke-color="#94006b" draw:marker-start-width="0.355cm" draw:marker-end-width="0.355cm" draw:fill="none" draw:textarea-horizontal-align="justify" draw:textarea-vertical-align="middle" draw:auto-grow-height="false" fo:min-height="0.56cm" fo:min-width="4.404cm" fo:padding-top="0.15cm" fo:padding-bottom="0.15cm" fo:padding-left="0.275cm" fo:padding-right="0.275cm"/>
    </style:style>
    <style:style style:name="gr27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6.336cm" fo:padding-top="0.15cm" fo:padding-bottom="0.15cm" fo:padding-left="0.275cm" fo:padding-right="0.275cm"/>
    </style:style>
    <style:style style:name="gr28" style:family="graphic" style:parent-style-name="standard">
      <style:graphic-properties svg:stroke-width="0.02cm" svg:stroke-color="#94006b" draw:marker-start-width="0.26cm" draw:marker-end-width="0.26cm" draw:fill="solid" draw:fill-color="#c7d9e2" draw:textarea-horizontal-align="justify" draw:textarea-vertical-align="middle" draw:auto-grow-height="false" fo:min-height="0.103cm" fo:min-width="0cm" fo:padding-top="0.135cm" fo:padding-bottom="0.135cm" fo:padding-left="0.26cm" fo:padding-right="0.26cm"/>
    </style:style>
    <style:style style:name="gr29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2.075cm" fo:padding-top="0.15cm" fo:padding-bottom="0.15cm" fo:padding-left="0.275cm" fo:padding-right="0.275cm"/>
    </style:style>
    <style:style style:name="gr30" style:family="graphic" style:parent-style-name="standard">
      <style:graphic-properties draw:stroke="solid" draw:stroke-dash="Ultrafine_20_Dashed" svg:stroke-width="0.05cm" svg:stroke-color="#cc6633" draw:marker-start-width="0.355cm" draw:marker-end-width="0.355cm" draw:fill="none" draw:textarea-horizontal-align="justify" draw:textarea-vertical-align="middle" draw:auto-grow-height="false" fo:min-height="0.56cm" fo:min-width="3.789cm" fo:padding-top="0.15cm" fo:padding-bottom="0.15cm" fo:padding-left="0.275cm" fo:padding-right="0.275cm"/>
    </style:style>
    <style:style style:name="gr31" style:family="graphic" style:parent-style-name="standard">
      <style:graphic-properties draw:stroke="solid" draw:stroke-dash="Ultrafine_20_Dashed" svg:stroke-width="0.05cm" svg:stroke-color="#cc6633" draw:marker-start-width="0.355cm" draw:marker-end-width="0.355cm" draw:fill="none" draw:textarea-horizontal-align="justify" draw:textarea-vertical-align="middle" draw:auto-grow-height="false" fo:min-height="0.56cm" fo:min-width="3.835cm" fo:padding-top="0.15cm" fo:padding-bottom="0.15cm" fo:padding-left="0.275cm" fo:padding-right="0.275cm"/>
    </style:style>
    <style:style style:name="P1" style:family="paragraph">
      <loext:graphic-properties draw:fill="solid" draw:fill-color="#23b8dc"/>
      <style:paragraph-properties fo:text-align="center"/>
    </style:style>
    <style:style style:name="P2" style:family="paragraph">
      <style:text-properties style:font-name="Cabin"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Cabin" fo:font-size="10pt" style:font-size-asian="10pt" style:font-size-complex="10pt"/>
    </style:style>
    <style:style style:name="P4" style:family="paragraph">
      <style:paragraph-properties fo:text-align="center"/>
      <style:text-properties style:font-name="Cabin" fo:font-size="8pt" style:font-size-asian="8pt" style:font-size-complex="8pt"/>
    </style:style>
    <style:style style:name="P5" style:family="paragraph">
      <loext:graphic-properties draw:fill="solid" draw:fill-color="#e6e6e6"/>
      <style:paragraph-properties fo:text-align="center"/>
      <style:text-properties style:font-name="Cabin"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198a8a"/>
      <style:paragraph-properties fo:text-align="center"/>
    </style:style>
    <style:style style:name="P9" style:family="paragraph">
      <style:paragraph-properties fo:text-align="center"/>
      <style:text-properties style:font-name="Cabin" fo:font-size="14pt" style:font-size-asian="14pt" style:font-size-complex="14pt"/>
    </style:style>
    <style:style style:name="P10" style:family="paragraph">
      <loext:graphic-properties draw:fill="solid" draw:fill-color="#198a8a"/>
      <style:paragraph-properties fo:text-align="center"/>
      <style:text-properties style:font-name="Cabin" fo:font-size="14pt" style:font-size-asian="14pt" style:font-size-complex="14pt"/>
    </style:style>
    <style:style style:name="P11" style:family="paragraph">
      <loext:graphic-properties draw:fill="solid" draw:fill-color="#23b8dc"/>
      <style:paragraph-properties fo:text-align="center"/>
      <style:text-properties style:font-name="Cabin" fo:font-size="14pt" style:font-size-asian="14pt" style:font-size-complex="14pt"/>
    </style:style>
    <style:style style:name="P12" style:family="paragraph">
      <loext:graphic-properties draw:fill="solid" draw:fill-color="#23b8dc"/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23b8dc"/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style:font-name="Cabin" fo:font-size="10pt" style:font-size-asian="10pt" style:font-size-complex="10pt"/>
    </style:style>
    <style:style style:name="P16" style:family="paragraph">
      <loext:graphic-properties draw:fill="solid" draw:fill-color="#a5e5cb"/>
      <style:paragraph-properties fo:text-align="center"/>
      <style:text-properties style:font-name="Cabin" fo:font-size="10pt" style:font-size-asian="10pt" style:font-size-complex="10pt"/>
    </style:style>
    <style:style style:name="P17" style:family="paragraph">
      <loext:graphic-properties draw:fill="solid" draw:fill-color="#c7d9e2"/>
      <style:paragraph-properties fo:text-align="center"/>
      <style:text-properties style:font-name="Cabin" fo:font-size="10pt" style:font-size-asian="10pt" style:font-size-complex="10pt"/>
    </style:style>
    <style:style style:name="P18" style:family="paragraph">
      <loext:graphic-properties draw:fill="solid" draw:fill-color="#ffcc99"/>
      <style:paragraph-properties fo:text-align="center"/>
      <style:text-properties style:font-name="Cabin" fo:font-size="10pt" style:font-size-asian="10pt" style:font-size-complex="10pt"/>
    </style:style>
    <style:style style:name="P19" style:family="paragraph">
      <loext:graphic-properties draw:fill="solid" draw:fill-color="#a5e5cb"/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="solid" draw:fill-color="#23b8dc"/>
      <style:paragraph-properties fo:text-align="center"/>
      <style:text-properties style:font-name="Cabin" fo:font-size="10pt" style:font-size-asian="10pt" style:font-size-complex="10pt"/>
    </style:style>
    <style:style style:name="P21" style:family="paragraph">
      <style:paragraph-properties fo:text-align="center"/>
      <style:text-properties style:font-name="Cabin" fo:font-size="9pt" style:font-size-asian="9pt" style:font-size-complex="9pt"/>
    </style:style>
    <style:style style:name="P22" style:family="paragraph">
      <loext:graphic-properties draw:fill="solid" draw:fill-color="#a5e5cb"/>
      <style:paragraph-properties fo:text-align="center"/>
      <style:text-properties style:font-name="Cabin" fo:font-size="9pt" style:font-size-asian="9pt" style:font-size-complex="9pt"/>
    </style:style>
    <style:style style:name="P23" style:family="paragraph">
      <loext:graphic-properties draw:fill="solid" draw:fill-color="#c7d9e2"/>
      <style:paragraph-properties fo:text-align="center"/>
      <style:text-properties style:font-name="Cabin" fo:font-size="9pt" style:font-size-asian="9pt" style:font-size-complex="9pt"/>
    </style:style>
    <style:style style:name="P24" style:family="paragraph">
      <loext:graphic-properties draw:fill="solid" draw:fill-color="#ffcc99"/>
      <style:paragraph-properties fo:text-align="center"/>
    </style:style>
    <style:style style:name="P25" style:family="paragraph">
      <loext:graphic-properties draw:fill="solid" draw:fill-color="#ffcc99"/>
      <style:paragraph-properties fo:text-align="center"/>
      <style:text-properties style:font-name="Cabin" fo:font-size="9pt" style:font-size-asian="9pt" style:font-size-complex="9pt"/>
    </style:style>
    <style:style style:name="T1" style:family="text">
      <style:text-properties style:font-name="Cabin" fo:font-size="10pt" style:font-size-asian="10pt" style:font-size-complex="10pt"/>
    </style:style>
    <style:style style:name="T2" style:family="text">
      <style:text-properties style:font-name="Cabin" fo:font-size="8pt" style:font-size-asian="8pt" style:font-size-complex="8pt"/>
    </style:style>
    <style:style style:name="T3" style:family="text">
      <style:text-properties style:font-name="Cabin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abin" fo:font-size="10pt" fo:font-style="italic" style:font-size-asian="10pt" style:font-size-complex="10pt"/>
    </style:style>
    <style:style style:name="T7" style:family="text">
      <style:text-properties style:text-position="0% 100%" style:font-name="Cabin" fo:font-size="10pt" style:font-size-asian="10pt" style:font-size-complex="10pt"/>
    </style:style>
    <style:style style:name="T8" style:family="text">
      <style:text-properties style:font-name="Cabin" fo:font-size="9pt" style:font-size-asian="9pt" style:font-size-complex="9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EP" draw:style-name="dp1" draw:master-page-name="Standard">
        <draw:custom-shape draw:style-name="gr1" draw:text-style-name="P1" draw:layer="layout" svg:width="0.811cm" svg:height="0.705cm" svg:x="3.459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1.645cm" svg:height="0.679cm" svg:x="3.496cm" svg:y="1.747cm">
          <draw:text-box>
            <text:p text:style-name="P2"><text:span text:style-name="T1">Ereignis</text:span></text:p>
          </draw:text-box>
        </draw:frame>
        <draw:custom-shape draw:style-name="gr1" draw:text-style-name="P1" draw:layer="layout" svg:width="0.809cm" svg:height="0.705cm" svg:x="4.422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5.384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6.348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7.311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09cm" svg:height="0.705cm" svg:x="8.274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9.236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2.624cm" svg:height="1.107cm" svg:x="8.201cm" svg:y="1.63cm">
          <draw:text-box>
            <text:p text:style-name="P2"><text:span text:style-name="T1">Ereignisstrom</text:span></text:p>
          </draw:text-box>
        </draw:frame>
        <draw:custom-shape draw:style-name="gr4" draw:text-style-name="P5" draw:layer="layout" svg:width="2.31cm" svg:height="0.5cm" svg:x="5.68cm" svg:y="3.55cm">
          <text:p text:style-name="P4"><text:span text:style-name="T2">Ze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7cm" svg:height="0.86cm" svg:x="3.29cm" svg:y="2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08cm" svg:height="0.323cm" draw:transform="rotate (-0.785398163397448) translate (5.079cm 2.0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808cm" svg:height="0.323cm" draw:transform="rotate (-2.35549635849155) translate (8.41cm 2.0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8" xml:id="id1" draw:id="id1" draw:layer="layout" svg:width="0.811cm" svg:height="0.705cm" svg:x="1.756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09cm" svg:height="0.705cm" svg:x="2.719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xml:id="id2" draw:id="id2" draw:layer="layout" svg:width="0.81cm" svg:height="0.705cm" svg:x="3.681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4.645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5.608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xml:id="id3" draw:id="id3" draw:layer="layout" svg:width="0.809cm" svg:height="0.705cm" svg:x="6.571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7.533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draw:type="curve" draw:line-skew="0.022cm" svg:x1="2.162cm" svg:y1="6.212cm" svg:x2="4.086cm" svg:y2="6.212cm" draw:start-shape="id1" draw:start-glue-point="6" draw:end-shape="id2" draw:end-glue-point="6" svg:d="M2162 6212c0 784 1924 784 1924 0" svg:viewBox="0 0 1925 589">
          <text:p/>
        </draw:connector>
        <draw:connector draw:style-name="gr9" draw:text-style-name="P6" draw:layer="layout" draw:type="curve" svg:x1="4.086cm" svg:y1="5.507cm" svg:x2="6.976cm" svg:y2="5.507cm" draw:start-shape="id2" draw:start-glue-point="4" draw:end-shape="id3" draw:end-glue-point="4" svg:d="M4086 5507c0-753 2890-753 2890 0" svg:viewBox="0 0 2891 566">
          <text:p/>
        </draw:connector>
        <draw:custom-shape draw:style-name="gr10" draw:text-style-name="P5" draw:layer="layout" svg:width="0.506cm" svg:height="0.49cm" draw:transform="rotate (-1.5707963267949) translate (5.302cm 6.426cm)">
          <text:p text:style-name="P4"><text:span text:style-name="T2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0.952cm" svg:height="0.886cm" svg:x="4.591cm" svg:y="7.16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2" draw:text-style-name="P3" draw:layer="layout" svg:width="2.051cm" svg:height="0.679cm" svg:x="2.173cm" svg:y="7.604cm">
          <draw:text-box>
            <text:p text:style-name="P2"><text:span text:style-name="T1">Beziehung</text:span></text:p>
          </draw:text-box>
        </draw:frame>
        <draw:custom-shape draw:style-name="gr6" draw:text-style-name="P7" draw:layer="layout" svg:width="0.808cm" svg:height="0.323cm" draw:transform="rotate (1.74114046178954) translate (2.898cm 7.7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2.279cm" svg:height="1.107cm" svg:x="6.057cm" svg:y="6.231cm">
          <draw:text-box>
            <text:p text:style-name="P2"><text:span text:style-name="T1">Komplexes Ereignis</text:span></text:p>
          </draw:text-box>
        </draw:frame>
        <draw:custom-shape draw:style-name="gr6" draw:text-style-name="P7" draw:layer="layout" svg:width="0.808cm" svg:height="0.323cm" draw:transform="rotate (-2.35549635849155) translate (6.066cm 6.93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0" xml:id="id4" draw:id="id4" draw:layer="layout" svg:width="0.811cm" svg:height="0.705cm" svg:x="1.756cm" svg:y="9.488cm">
          <text:p text:style-name="P9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09cm" svg:height="0.705cm" svg:x="2.719cm" svg:y="9.488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xml:id="id5" draw:id="id5" draw:layer="layout" svg:width="0.81cm" svg:height="0.705cm" svg:x="3.681cm" svg:y="9.488cm">
          <text:p text:style-name="P7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draw:layer="layout" svg:width="0.81cm" svg:height="0.705cm" svg:x="4.645cm" svg:y="9.488cm">
          <text:p text:style-name="P7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5.608cm" svg:y="9.488cm">
          <text:p text:style-name="P7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xml:id="id6" draw:id="id6" draw:layer="layout" svg:width="0.809cm" svg:height="0.705cm" svg:x="6.571cm" svg:y="9.488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7.533cm" svg:y="9.488cm">
          <text:p text:style-name="P7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draw:type="curve" draw:line-skew="0.022cm" svg:x1="2.162cm" svg:y1="10.193cm" svg:x2="4.086cm" svg:y2="10.193cm" draw:start-shape="id4" draw:start-glue-point="6" draw:end-shape="id5" draw:end-glue-point="6" svg:d="M2162 10193c0 784 1924 784 1924 0" svg:viewBox="0 0 1925 589">
          <text:p/>
        </draw:connector>
        <draw:connector draw:style-name="gr8" draw:text-style-name="P6" draw:layer="layout" draw:type="curve" svg:x1="4.086cm" svg:y1="9.488cm" svg:x2="6.976cm" svg:y2="9.488cm" draw:start-shape="id5" draw:start-glue-point="4" draw:end-shape="id6" draw:end-glue-point="4" svg:d="M4086 9488c0-753 2890-753 2890 0" svg:viewBox="0 0 2891 566">
          <text:p/>
        </draw:connector>
        <draw:custom-shape draw:style-name="gr14" draw:text-style-name="P14" draw:layer="layout" svg:width="1.667cm" svg:height="1.045cm" svg:x="1.561cm" svg:y="2.434cm">
          <text:p text:style-name="P13"><text:span text:style-name="T5">Quell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5" draw:text-style-name="P7" draw:layer="layout" svg:width="0.887cm" svg:height="0.82cm" svg:x="10.398cm" svg:y="2.5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6" draw:text-style-name="P3" draw:layer="layout" svg:width="1.946cm" svg:height="0.679cm" svg:x="9.899cm" svg:y="3.27cm">
          <draw:text-box>
            <text:p text:style-name="P2"><text:span text:style-name="T6">/dev/</text:span><text:span text:style-name="T1">null</text:span></text:p>
          </draw:text-box>
        </draw:frame>
        <draw:custom-shape draw:style-name="gr12" draw:text-style-name="P10" xml:id="id7" draw:id="id7" draw:layer="layout" svg:width="0.811cm" svg:height="0.705cm" svg:x="1.756cm" svg:y="9.491cm">
          <text:p text:style-name="P9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09cm" svg:height="0.705cm" svg:x="2.719cm" svg:y="9.491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xml:id="id8" draw:id="id8" draw:layer="layout" svg:width="0.81cm" svg:height="0.705cm" svg:x="3.681cm" svg:y="9.491cm">
          <text:p text:style-name="P7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draw:layer="layout" svg:width="0.81cm" svg:height="0.705cm" svg:x="4.645cm" svg:y="9.491cm">
          <text:p text:style-name="P7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5.608cm" svg:y="9.491cm">
          <text:p text:style-name="P7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xml:id="id9" draw:id="id9" draw:layer="layout" svg:width="0.809cm" svg:height="0.705cm" svg:x="6.571cm" svg:y="9.491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7.533cm" svg:y="9.491cm">
          <text:p text:style-name="P7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draw:type="curve" draw:line-skew="0.022cm" svg:x1="2.162cm" svg:y1="10.196cm" svg:x2="4.086cm" svg:y2="10.196cm" draw:start-shape="id7" draw:start-glue-point="6" draw:end-shape="id8" draw:end-glue-point="6" svg:d="M2162 10196c0 784 1924 784 1924 0" svg:viewBox="0 0 1925 589">
          <text:p/>
        </draw:connector>
        <draw:connector draw:style-name="gr8" draw:text-style-name="P6" draw:layer="layout" draw:type="curve" svg:x1="4.086cm" svg:y1="9.491cm" svg:x2="6.976cm" svg:y2="9.491cm" draw:start-shape="id8" draw:start-glue-point="4" draw:end-shape="id9" draw:end-glue-point="4" svg:d="M4086 9491c0-753 2890-753 2890 0" svg:viewBox="0 0 2891 566">
          <text:p/>
        </draw:connector>
        <draw:custom-shape draw:style-name="gr12" draw:text-style-name="P10" draw:layer="layout" svg:width="0.811cm" svg:height="0.705cm" svg:x="1.756cm" svg:y="12.391cm">
          <text:p text:style-name="P9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09cm" svg:height="0.705cm" svg:x="2.719cm" svg:y="12.391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draw:layer="layout" svg:width="0.81cm" svg:height="0.705cm" svg:x="3.681cm" svg:y="12.391cm">
          <text:p text:style-name="P7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draw:layer="layout" svg:width="0.81cm" svg:height="0.705cm" svg:x="4.645cm" svg:y="12.391cm">
          <text:p text:style-name="P7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5.608cm" svg:y="12.391cm">
          <text:p text:style-name="P7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draw:layer="layout" svg:width="0.809cm" svg:height="0.705cm" svg:x="6.571cm" svg:y="12.391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7.533cm" svg:y="12.391cm">
          <text:p text:style-name="P7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1.756cm" svg:y="12.394cm">
          <text:p text:style-name="P15"><text:span text:style-name="T1">A</text:span><text:span text:style-name="T7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09cm" svg:height="0.705cm" svg:x="2.719cm" svg:y="12.394cm">
          <text:p text:style-name="P15"><text:span text:style-name="T1">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8" draw:layer="layout" svg:width="0.81cm" svg:height="0.705cm" svg:x="3.681cm" svg:y="12.394cm">
          <text:p text:style-name="P13"><text:span text:style-name="T1">C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9" draw:layer="layout" svg:width="0.81cm" svg:height="0.705cm" svg:x="4.645cm" svg:y="12.394cm">
          <text:p text:style-name="P13"><text:span text:style-name="T5">A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0" draw:layer="layout" svg:width="0.81cm" svg:height="0.705cm" svg:x="5.608cm" svg:y="12.394cm">
          <text:p text:style-name="P13"><text:span text:style-name="T1">B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09cm" svg:height="0.705cm" svg:x="6.571cm" svg:y="12.394cm">
          <text:p text:style-name="P15"><text:span text:style-name="T1">D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cm" svg:height="0.705cm" svg:x="7.533cm" svg:y="12.394cm">
          <text:p text:style-name="P13"><text:span text:style-name="T1">A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Standard">
        <draw:custom-shape draw:style-name="gr12" draw:text-style-name="P10" draw:layer="layout" svg:width="0.811cm" svg:height="0.705cm" svg:x="1.756cm" svg:y="1.291cm">
          <text:p text:style-name="P9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09cm" svg:height="0.705cm" svg:x="2.719cm" svg:y="1.291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draw:layer="layout" svg:width="0.81cm" svg:height="0.705cm" svg:x="3.681cm" svg:y="1.291cm">
          <text:p text:style-name="P7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draw:layer="layout" svg:width="0.81cm" svg:height="0.705cm" svg:x="4.645cm" svg:y="1.291cm">
          <text:p text:style-name="P7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5.608cm" svg:y="1.291cm">
          <text:p text:style-name="P7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draw:layer="layout" svg:width="0.809cm" svg:height="0.705cm" svg:x="6.571cm" svg:y="1.291cm">
          <text:p text:style-name="P9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0.81cm" svg:height="0.705cm" svg:x="7.533cm" svg:y="1.291cm">
          <text:p text:style-name="P7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1.756cm" svg:y="1.294cm">
          <text:p text:style-name="P15"><text:span text:style-name="T1">A</text:span><text:span text:style-name="T7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09cm" svg:height="0.705cm" svg:x="2.719cm" svg:y="1.294cm">
          <text:p text:style-name="P15"><text:span text:style-name="T1">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8" draw:layer="layout" svg:width="0.81cm" svg:height="0.705cm" svg:x="3.681cm" svg:y="1.294cm">
          <text:p text:style-name="P13"><text:span text:style-name="T1">C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9" draw:layer="layout" svg:width="0.81cm" svg:height="0.705cm" svg:x="4.645cm" svg:y="1.294cm">
          <text:p text:style-name="P13"><text:span text:style-name="T5">A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0" draw:layer="layout" svg:width="0.81cm" svg:height="0.705cm" svg:x="5.608cm" svg:y="1.294cm">
          <text:p text:style-name="P13"><text:span text:style-name="T1">B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09cm" svg:height="0.705cm" svg:x="6.571cm" svg:y="1.294cm">
          <text:p text:style-name="P15"><text:span text:style-name="T1">D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cm" svg:height="0.705cm" svg:x="7.533cm" svg:y="1.294cm">
          <text:p text:style-name="P13"><text:span text:style-name="T1">A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2" draw:layer="layout" svg:width="0.811cm" svg:height="0.705cm" svg:x="1cm" svg:y="26.536cm">
          <text:p text:style-name="P21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draw:layer="layout" svg:width="0.811cm" svg:height="0.705cm" svg:x="3.945cm" svg:y="3.143cm">
          <text:p text:style-name="P9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2" draw:layer="layout" svg:width="0.811cm" svg:height="0.705cm" svg:x="3.945cm" svg:y="3.146cm">
          <text:p text:style-name="P15"><text:span text:style-name="T9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1.9cm" svg:y="26.536cm">
          <text:p text:style-name="P15"><text:span text:style-name="T9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2.8cm" svg:y="26.536cm">
          <text:p text:style-name="P15"><text:span text:style-name="T9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3.7cm" svg:y="26.5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3.7cm" svg:y="26.536cm">
          <text:p text:style-name="P15"><text:span text:style-name="T9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4.6cm" svg:y="26.536cm">
          <text:p text:style-name="P21"><text:span text:style-name="T9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6.4cm" svg:y="26.536cm">
          <text:p text:style-name="P15"><text:span text:style-name="T9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3cm" svg:y="26.536cm">
          <text:p text:style-name="P15"><text:span text:style-name="T9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8.2cm" svg:y="26.536cm">
          <text:p text:style-name="P15"><text:span text:style-name="T9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cm" svg:y="26.536cm">
          <text:p text:style-name="P15"><text:span text:style-name="T9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11.7cm" svg:y="26.536cm">
          <text:p text:style-name="P15"><text:span text:style-name="T9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12.6cm" svg:y="26.536cm">
          <text:p text:style-name="P15"><text:span text:style-name="T9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24" draw:layer="layout" svg:width="0.754cm" svg:height="0.754cm" svg:x="1.614cm" svg:y="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809cm" svg:height="0.705cm" svg:x="2.931cm" svg:y="3.159cm">
          <text:p text:style-name="P15"><text:span text:style-name="T8">10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5" draw:layer="layout" svg:width="0.754cm" svg:height="0.754cm" svg:x="3.914cm" svg:y="4.015cm">
          <text:p text:style-name="P7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draw:layer="layout" svg:width="0.754cm" svg:height="0.754cm" svg:x="5.514cm" svg:y="26.515cm">
          <text:p text:style-name="P7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draw:layer="layout" svg:width="0.754cm" svg:height="0.754cm" svg:x="10.874cm" svg:y="26.514cm">
          <text:p text:style-name="P7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811cm" svg:height="0.705cm" svg:x="10cm" svg:y="26.536cm">
          <text:p text:style-name="P15"><text:span text:style-name="T9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2" draw:layer="layout" svg:width="0.811cm" svg:height="0.705cm" svg:x="1cm" svg:y="5.737cm">
          <text:p text:style-name="P21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.9cm" svg:y="5.737cm">
          <text:p text:style-name="P15"><text:span text:style-name="T9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3.5cm" svg:y="5.737cm">
          <text:p text:style-name="P15"><text:span text:style-name="T9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4.4cm" svg:y="5.7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4.4cm" svg:y="5.737cm">
          <text:p text:style-name="P15"><text:span text:style-name="T9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6cm" svg:y="5.737cm">
          <text:p text:style-name="P21"><text:span text:style-name="T9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6.9cm" svg:y="5.737cm">
          <text:p text:style-name="P15"><text:span text:style-name="T9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8.5cm" svg:y="5.737cm">
          <text:p text:style-name="P15"><text:span text:style-name="T9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9.4cm" svg:y="5.737cm">
          <text:p text:style-name="P15"><text:span text:style-name="T9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2.789cm" svg:y="5.788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289cm" svg:y="5.788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289cm" svg:y="5.788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7.789cm" svg:y="5.788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7" draw:layer="layout" svg:width="0.811cm" svg:height="0.705cm" svg:x="6.715cm" svg:y="7.047cm">
          <text:p text:style-name="P15"><text:span text:style-name="T9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7.601cm" svg:y="7.047cm">
          <text:p text:style-name="P15"><text:span text:style-name="T9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8.487cm" svg:y="7.047cm">
          <text:p text:style-name="P21"><text:span text:style-name="T9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9.4cm" svg:y="7.047cm">
          <text:p text:style-name="P15"><text:span text:style-name="T9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6.715cm" svg:y="8.047cm">
          <text:p text:style-name="P15"><text:span text:style-name="T9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7.601cm" svg:y="8.047cm">
          <text:p text:style-name="P15"><text:span text:style-name="T9">141</text:span><text:span text:style-name="T10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8.487cm" svg:y="8.047cm">
          <text:p text:style-name="P21"><text:span text:style-name="T9">1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9.4cm" svg:y="8.047cm">
          <text:p text:style-name="P15"><text:span text:style-name="T9">14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6" draw:layer="layout" svg:width="1.844cm" svg:height="0.86cm" svg:x="1.556cm" svg:y="9.4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811cm" svg:height="0.705cm" svg:x="1.662cm" svg:y="9.534cm">
          <text:p text:style-name="P21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62cm" svg:y="9.534cm">
          <text:p text:style-name="P15"><text:span text:style-name="T9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62cm" svg:y="9.534cm">
          <text:p text:style-name="P15"><text:span text:style-name="T9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62cm" svg:y="9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62cm" svg:y="9.534cm">
          <text:p text:style-name="P15"><text:span text:style-name="T9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6.662cm" svg:y="9.534cm">
          <text:p text:style-name="P21"><text:span text:style-name="T9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62cm" svg:y="9.534cm">
          <text:p text:style-name="P15"><text:span text:style-name="T9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62cm" svg:y="9.534cm">
          <text:p text:style-name="P15"><text:span text:style-name="T9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62cm" svg:y="9.534cm">
          <text:p text:style-name="P15"><text:span text:style-name="T9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51cm" svg:y="9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51cm" svg:y="9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51cm" svg:y="9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51cm" svg:y="9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6" draw:layer="layout" svg:width="4.342cm" svg:height="0.86cm" svg:x="1.545cm" svg:y="10.6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811cm" svg:height="0.705cm" svg:x="1.651cm" svg:y="10.734cm">
          <text:p text:style-name="P21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51cm" svg:y="10.734cm">
          <text:p text:style-name="P15"><text:span text:style-name="T9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51cm" svg:y="10.734cm">
          <text:p text:style-name="P15"><text:span text:style-name="T9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51cm" svg:y="10.7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51cm" svg:y="10.734cm">
          <text:p text:style-name="P15"><text:span text:style-name="T9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6.651cm" svg:y="10.734cm">
          <text:p text:style-name="P21"><text:span text:style-name="T9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51cm" svg:y="10.734cm">
          <text:p text:style-name="P15"><text:span text:style-name="T9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51cm" svg:y="10.734cm">
          <text:p text:style-name="P15"><text:span text:style-name="T9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51cm" svg:y="10.734cm">
          <text:p text:style-name="P15"><text:span text:style-name="T9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4cm" svg:y="10.7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4cm" svg:y="10.7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4cm" svg:y="10.7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4cm" svg:y="10.7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6.867cm" svg:height="0.86cm" svg:x="1.534cm" svg:y="11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811cm" svg:height="0.705cm" svg:x="1.64cm" svg:y="11.934cm">
          <text:p text:style-name="P21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4cm" svg:y="11.934cm">
          <text:p text:style-name="P15"><text:span text:style-name="T9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4cm" svg:y="11.934cm">
          <text:p text:style-name="P15"><text:span text:style-name="T9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4cm" svg:y="11.9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4cm" svg:y="11.934cm">
          <text:p text:style-name="P15"><text:span text:style-name="T9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6.64cm" svg:y="11.934cm">
          <text:p text:style-name="P21"><text:span text:style-name="T9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4cm" svg:y="11.934cm">
          <text:p text:style-name="P15"><text:span text:style-name="T9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4cm" svg:y="11.934cm">
          <text:p text:style-name="P15"><text:span text:style-name="T9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4cm" svg:y="11.934cm">
          <text:p text:style-name="P15"><text:span text:style-name="T9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29cm" svg:y="11.9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29cm" svg:y="11.9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29cm" svg:y="11.9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29cm" svg:y="11.9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6" draw:layer="layout" svg:width="4.954cm" svg:height="0.86cm" svg:x="4.122cm" svg:y="12.9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811cm" svg:height="0.705cm" svg:x="1.628cm" svg:y="13.034cm">
          <text:p text:style-name="P21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28cm" svg:y="13.034cm">
          <text:p text:style-name="P15"><text:span text:style-name="T9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28cm" svg:y="13.034cm">
          <text:p text:style-name="P15"><text:span text:style-name="T9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28cm" svg:y="13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28cm" svg:y="13.034cm">
          <text:p text:style-name="P15"><text:span text:style-name="T9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6.628cm" svg:y="13.034cm">
          <text:p text:style-name="P21"><text:span text:style-name="T9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28cm" svg:y="13.034cm">
          <text:p text:style-name="P15"><text:span text:style-name="T9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28cm" svg:y="13.034cm">
          <text:p text:style-name="P15"><text:span text:style-name="T9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28cm" svg:y="13.034cm">
          <text:p text:style-name="P15"><text:span text:style-name="T9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17cm" svg:y="13.0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17cm" svg:y="13.0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17cm" svg:y="13.0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17cm" svg:y="13.0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" draw:layer="layout" svg:width="6.886cm" svg:height="0.86cm" svg:x="4.115cm" svg:y="14.0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811cm" svg:height="0.705cm" svg:x="1.64cm" svg:y="14.134cm">
          <text:p text:style-name="P21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4cm" svg:y="14.134cm">
          <text:p text:style-name="P15"><text:span text:style-name="T9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4cm" svg:y="14.134cm">
          <text:p text:style-name="P15"><text:span text:style-name="T9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4cm" svg:y="14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4cm" svg:y="14.134cm">
          <text:p text:style-name="P15"><text:span text:style-name="T9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6.64cm" svg:y="14.134cm">
          <text:p text:style-name="P21"><text:span text:style-name="T9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4cm" svg:y="14.134cm">
          <text:p text:style-name="P15"><text:span text:style-name="T9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4cm" svg:y="14.134cm">
          <text:p text:style-name="P15"><text:span text:style-name="T9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4cm" svg:y="14.134cm">
          <text:p text:style-name="P15"><text:span text:style-name="T9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29cm" svg:y="14.1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29cm" svg:y="14.1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29cm" svg:y="14.1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29cm" svg:y="14.1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7" draw:layer="layout" svg:width="0.811cm" svg:height="0.705cm" svg:x="2.915cm" svg:y="15.447cm">
          <text:p text:style-name="P15"><text:span text:style-name="T9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3.801cm" svg:y="15.447cm">
          <text:p text:style-name="P15"><text:span text:style-name="T9">141</text:span><text:span text:style-name="T10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4.687cm" svg:y="15.447cm">
          <text:p text:style-name="P21"><text:span text:style-name="T9">1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7" draw:layer="layout" svg:width="0.811cm" svg:height="0.705cm" svg:x="5.6cm" svg:y="15.447cm">
          <text:p text:style-name="P15"><text:span text:style-name="T9">14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6.5cm" svg:y="15.447cm">
          <text:p text:style-name="P15"><text:span text:style-name="T9">14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7.4cm" svg:y="15.447cm">
          <text:p text:style-name="P15"><text:span text:style-name="T9">146</text:span><text:span text:style-name="T10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8.3cm" svg:y="15.447cm">
          <text:p text:style-name="P15"><text:span text:style-name="T9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6" draw:layer="layout" svg:width="6.867cm" svg:height="0.86cm" svg:x="1.522cm" svg:y="17.3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811cm" svg:height="0.705cm" svg:x="1.628cm" svg:y="17.434cm">
          <text:p text:style-name="P21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28cm" svg:y="17.434cm">
          <text:p text:style-name="P15"><text:span text:style-name="T9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28cm" svg:y="17.434cm">
          <text:p text:style-name="P15"><text:span text:style-name="T9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28cm" svg:y="17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28cm" svg:y="17.434cm">
          <text:p text:style-name="P15"><text:span text:style-name="T9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6.628cm" svg:y="17.434cm">
          <text:p text:style-name="P21"><text:span text:style-name="T9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28cm" svg:y="17.434cm">
          <text:p text:style-name="P15"><text:span text:style-name="T9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28cm" svg:y="17.434cm">
          <text:p text:style-name="P15"><text:span text:style-name="T9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28cm" svg:y="17.434cm">
          <text:p text:style-name="P15"><text:span text:style-name="T9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17cm" svg:y="17.4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17cm" svg:y="17.4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17cm" svg:y="17.4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17cm" svg:y="17.4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6" draw:layer="layout" svg:width="2.625cm" svg:height="0.86cm" svg:x="8.388cm" svg:y="18.4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811cm" svg:height="0.705cm" svg:x="1.652cm" svg:y="18.534cm">
          <text:p text:style-name="P21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52cm" svg:y="18.534cm">
          <text:p text:style-name="P15"><text:span text:style-name="T9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52cm" svg:y="18.534cm">
          <text:p text:style-name="P15"><text:span text:style-name="T9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52cm" svg:y="18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52cm" svg:y="18.534cm">
          <text:p text:style-name="P15"><text:span text:style-name="T9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6.652cm" svg:y="18.534cm">
          <text:p text:style-name="P21"><text:span text:style-name="T9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52cm" svg:y="18.534cm">
          <text:p text:style-name="P15"><text:span text:style-name="T9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52cm" svg:y="18.534cm">
          <text:p text:style-name="P15"><text:span text:style-name="T9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52cm" svg:y="18.534cm">
          <text:p text:style-name="P15"><text:span text:style-name="T9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41cm" svg:y="18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41cm" svg:y="18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41cm" svg:y="18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41cm" svg:y="18.585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3" draw:layer="layout" svg:width="0.811cm" svg:height="0.705cm" svg:x="5.256cm" svg:y="19.535cm">
          <text:p text:style-name="P21"><text:span text:style-name="T9">1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6.231cm" svg:y="19.535cm">
          <text:p text:style-name="P15"><text:span text:style-name="T9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6" draw:layer="layout" svg:width="4.339cm" svg:height="0.86cm" svg:x="1.522cm" svg:y="21.46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811cm" svg:height="0.705cm" svg:x="1.628cm" svg:y="21.523cm">
          <text:p text:style-name="P21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28cm" svg:y="21.523cm">
          <text:p text:style-name="P15"><text:span text:style-name="T9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28cm" svg:y="21.523cm">
          <text:p text:style-name="P15"><text:span text:style-name="T9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28cm" svg:y="21.5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28cm" svg:y="21.523cm">
          <text:p text:style-name="P15"><text:span text:style-name="T9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6.628cm" svg:y="21.523cm">
          <text:p text:style-name="P21"><text:span text:style-name="T9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28cm" svg:y="21.523cm">
          <text:p text:style-name="P15"><text:span text:style-name="T9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28cm" svg:y="21.523cm">
          <text:p text:style-name="P15"><text:span text:style-name="T9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28cm" svg:y="21.523cm">
          <text:p text:style-name="P15"><text:span text:style-name="T9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17cm" svg:y="21.5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17cm" svg:y="21.5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17cm" svg:y="21.5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17cm" svg:y="21.5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6" draw:layer="layout" svg:width="4.385cm" svg:height="0.86cm" svg:x="6.628cm" svg:y="22.56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811cm" svg:height="0.705cm" svg:x="1.652cm" svg:y="22.623cm">
          <text:p text:style-name="P21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2.552cm" svg:y="22.623cm">
          <text:p text:style-name="P15"><text:span text:style-name="T9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4.152cm" svg:y="22.623cm">
          <text:p text:style-name="P15"><text:span text:style-name="T9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52cm" svg:y="2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5.052cm" svg:y="22.623cm">
          <text:p text:style-name="P15"><text:span text:style-name="T9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3" draw:layer="layout" svg:width="0.811cm" svg:height="0.705cm" svg:x="6.652cm" svg:y="22.623cm">
          <text:p text:style-name="P21"><text:span text:style-name="T9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7.552cm" svg:y="22.623cm">
          <text:p text:style-name="P15"><text:span text:style-name="T9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draw:layer="layout" svg:width="0.811cm" svg:height="0.705cm" svg:x="9.152cm" svg:y="22.623cm">
          <text:p text:style-name="P15"><text:span text:style-name="T9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10.052cm" svg:y="22.623cm">
          <text:p text:style-name="P15"><text:span text:style-name="T9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0.643cm" svg:height="0.599cm" svg:x="3.441cm" svg:y="22.6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41cm" svg:y="22.6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5.941cm" svg:y="22.6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643cm" svg:height="0.599cm" svg:x="8.441cm" svg:y="22.674cm">
          <text:p text:style-name="P4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3" draw:layer="layout" svg:width="0.811cm" svg:height="0.705cm" svg:x="5.256cm" svg:y="23.624cm">
          <text:p text:style-name="P21"><text:span text:style-name="T9">141</text:span><text:span text:style-name="T10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7" draw:layer="layout" svg:width="0.811cm" svg:height="0.705cm" svg:x="6.231cm" svg:y="23.624cm">
          <text:p text:style-name="P15"><text:span text:style-name="T9">146</text:span><text:span text:style-name="T10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b847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9:30:20.972089646</meta:creation-date>
    <dc:date>2018-12-09T00:55:06.015160109</dc:date>
    <meta:editing-duration>PT2H16M25S</meta:editing-duration>
    <meta:editing-cycles>17</meta:editing-cycles>
    <meta:generator>LibreOffice/6.1.3.2$Linux_X86_64 LibreOffice_project/10$Build-2</meta:generator>
    <meta:document-statistic meta:object-count="255"/>
  </office:meta>
</office:document-meta>
</file>